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53cm" draw:marker-start-width="0.28cm" draw:marker-end-width="0.28cm" draw:fill="none" draw:textarea-horizontal-align="justify" draw:textarea-vertical-align="middle" draw:auto-grow-height="false" fo:min-height="16.196cm" fo:min-width="5.846cm" fo:padding-top="0.152cm" fo:padding-bottom="0.152cm" fo:padding-left="0.277cm" fo:padding-right="0.277cm"/>
    </style:style>
    <style:style style:name="gr2" style:family="graphic" style:parent-style-name="standard">
      <style:graphic-properties svg:stroke-color="#000000" draw:fill="solid" draw:fill-color="#eeeeee" draw:textarea-vertical-align="middle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00a933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ffff00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6d6d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00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ffff00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00a933" draw:textarea-horizontal-align="justify" draw:textarea-vertical-align="middle" draw:auto-grow-height="false" fo:min-height="1.006cm" fo:min-width="0.756cm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ffff00" draw:textarea-horizontal-align="justify" draw:textarea-vertical-align="middle" draw:auto-grow-height="false" fo:min-height="1.006cm" fo:min-width="0.756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ff6d6d" draw:textarea-horizontal-align="justify" draw:textarea-vertical-align="middle" draw:auto-grow-height="false" fo:min-height="1.006cm" fo:min-width="0.756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ffff00" draw:textarea-horizontal-align="justify" draw:textarea-vertical-align="middle" draw:auto-grow-height="false" fo:min-height="1.006cm" fo:min-width="0.756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solid" draw:fill-color="#ffff00" draw:textarea-horizontal-align="justify" draw:textarea-vertical-align="middle" draw:auto-grow-height="false" fo:min-height="1.006cm" fo:min-width="0.756cm" fo:padding-top="0.134cm" fo:padding-bottom="0.134cm" fo:padding-left="0.259cm" fo:padding-right="0.259cm"/>
    </style:style>
    <style:style style:name="gr14" style:family="graphic" style:parent-style-name="objectwithoutfill">
      <style:graphic-properties draw:stroke="dash" draw:stroke-dash="Long_20_Dot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marker-start="Arrow" draw:marker-end="Arrow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draw:marker-start="Arrow" draw:marker-end="" draw:fill="solid" draw:textarea-vertical-align="middle"/>
    </style:style>
    <style:style style:name="gr18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6d6d"/>
      <style:paragraph-properties fo:text-align="center"/>
    </style:style>
    <style:style style:name="P6" style:family="paragraph">
      <loext:graphic-properties draw:fill="solid" draw:fill-color="#ffff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13pt"/>
    </style:style>
    <style:style style:name="P11" style:family="paragraph">
      <loext:graphic-properties draw:fill="none" draw:fill-color="#ffffff"/>
      <style:text-properties fo:font-size="13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4cm" svg:height="16.5cm" svg:x="17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cm" svg:height="16.5cm" svg:x="7cm" svg:y="3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1.999cm" svg:height="5.999cm" svg:x="10.3cm" svg:y="13.5cm" svg:viewBox="0 0 2000 6000" draw:points="0,0 0,5800 200,6000 1800,6000 2000,5800 2000,0">
          <text:p/>
        </draw:polygon>
        <draw:polygon draw:style-name="gr2" draw:text-style-name="P2" draw:layer="layout" svg:width="1.999cm" svg:height="5.999cm" svg:x="9.2cm" svg:y="5cm" svg:viewBox="0 0 2000 6000" draw:points="0,0 0,5800 200,6000 1800,6000 2000,5800 2000,0">
          <text:p/>
        </draw:polygon>
        <draw:polygon draw:style-name="gr2" draw:text-style-name="P2" draw:layer="layout" svg:width="1.999cm" svg:height="5.999cm" svg:x="7cm" svg:y="5cm" svg:viewBox="0 0 2000 6000" draw:points="0,0 0,5800 200,6000 1800,6000 2000,5800 2000,0">
          <text:p/>
        </draw:polygon>
        <draw:custom-shape draw:style-name="gr3" draw:text-style-name="P3" draw:layer="layout" svg:width="1.8cm" svg:height="1.8cm" svg:x="7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7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8cm" svg:height="1.8cm" svg:x="9.3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8cm" svg:height="1.8cm" svg:x="10.4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1.999cm" svg:height="5.999cm" svg:x="11.4cm" svg:y="5cm" svg:viewBox="0 0 2000 6000" draw:points="0,0 0,5800 200,6000 1800,6000 2000,5800 2000,0">
          <text:p/>
        </draw:polygon>
        <draw:custom-shape draw:style-name="gr5" draw:text-style-name="P5" draw:layer="layout" svg:width="1.8cm" svg:height="1.8cm" svg:x="11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8cm" svg:height="1.8cm" svg:x="11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11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1.999cm" svg:height="5.999cm" svg:x="8.1cm" svg:y="13.5cm" svg:viewBox="0 0 2000 6000" draw:points="0,0 0,5800 200,6000 1800,6000 2000,5800 2000,0">
          <text:p/>
        </draw:polygon>
        <draw:custom-shape draw:style-name="gr3" draw:text-style-name="P3" draw:layer="layout" svg:width="1.8cm" svg:height="1.8cm" svg:x="9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8cm" svg:height="1.8cm" svg:x="8.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8.7cm" svg:height="1.195cm" draw:transform="rotate (1.5707963267949) translate (1.505cm 19.8cm)">
          <draw:text-box>
            <text:p text:style-name="P7"><text:span text:style-name="T1">Balla Balla Layouts</text:span></text:p>
          </draw:text-box>
        </draw:frame>
        <draw:polygon draw:style-name="gr2" draw:text-style-name="P2" draw:layer="layout" svg:width="1.999cm" svg:height="5.999cm" svg:x="19.2cm" svg:y="5cm" svg:viewBox="0 0 2000 6000" draw:points="0,0 0,5800 200,6000 1800,6000 2000,5800 2000,0">
          <text:p/>
        </draw:polygon>
        <draw:polygon draw:style-name="gr2" draw:text-style-name="P2" draw:layer="layout" svg:width="1.999cm" svg:height="5.999cm" svg:x="17cm" svg:y="5cm" svg:viewBox="0 0 2000 6000" draw:points="0,0 0,5800 200,6000 1800,6000 2000,5800 2000,0">
          <text:p/>
        </draw:polygon>
        <draw:custom-shape draw:style-name="gr9" draw:text-style-name="P3" draw:layer="layout" svg:width="1.8cm" svg:height="1.8cm" svg:x="17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8cm" svg:height="1.8cm" svg:x="17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8cm" svg:height="1.8cm" svg:x="19.3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1.999cm" svg:height="5.999cm" svg:x="21.4cm" svg:y="5cm" svg:viewBox="0 0 2000 6000" draw:points="0,0 0,5800 200,6000 1800,6000 2000,5800 2000,0">
          <text:p/>
        </draw:polygon>
        <draw:custom-shape draw:style-name="gr11" draw:text-style-name="P5" draw:layer="layout" svg:width="1.8cm" svg:height="1.8cm" svg:x="21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8cm" svg:height="1.8cm" svg:x="21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8cm" svg:height="1.8cm" svg:x="21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8cm" svg:height="1.8cm" svg:x="19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1.999cm" svg:height="5.999cm" svg:x="19.2cm" svg:y="13.5cm" svg:viewBox="0 0 2000 6000" draw:points="0,0 0,5800 200,6000 1800,6000 2000,5800 2000,0">
          <text:p/>
        </draw:polygon>
        <draw:custom-shape draw:style-name="gr12" draw:text-style-name="P4" draw:layer="layout" svg:width="1.8cm" svg:height="1.8cm" svg:x="19.3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1.999cm" svg:height="5.999cm" svg:x="17cm" svg:y="13.5cm" svg:viewBox="0 0 2000 6000" draw:points="0,0 0,5800 200,6000 1800,6000 2000,5800 2000,0">
          <text:p/>
        </draw:polygon>
        <draw:custom-shape draw:style-name="gr13" draw:text-style-name="P6" draw:layer="layout" svg:width="1.8cm" svg:height="1.8cm" svg:x="17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1.999cm" svg:height="5.999cm" svg:x="21.4cm" svg:y="13.5cm" svg:viewBox="0 0 2000 6000" draw:points="0,0 0,5800 200,6000 1800,6000 2000,5800 2000,0">
          <text:p/>
        </draw:polygon>
        <draw:line draw:style-name="gr14" draw:text-style-name="P9" draw:layer="layout" svg:x1="7cm" svg:y1="11.5cm" svg:x2="13.4cm" svg:y2="11.5cm">
          <text:p/>
        </draw:line>
        <draw:line draw:style-name="gr14" draw:text-style-name="P9" draw:layer="layout" svg:x1="7cm" svg:y1="11cm" svg:x2="13.4cm" svg:y2="11cm">
          <text:p/>
        </draw:line>
        <draw:line draw:style-name="gr14" draw:text-style-name="P9" draw:layer="layout" svg:x1="17cm" svg:y1="11cm" svg:x2="23.4cm" svg:y2="11cm">
          <text:p/>
        </draw:line>
        <draw:line draw:style-name="gr14" draw:text-style-name="P9" draw:layer="layout" svg:x1="17cm" svg:y1="11.5cm" svg:x2="23.4cm" svg:y2="11.5cm">
          <text:p/>
        </draw:line>
        <draw:line draw:style-name="gr15" draw:text-style-name="P9" draw:layer="layout" svg:x1="7cm" svg:y1="2cm" svg:x2="13.4cm" svg:y2="2cm">
          <text:p/>
        </draw:line>
        <draw:frame draw:style-name="gr16" draw:text-style-name="P11" draw:layer="layout" svg:width="2.835cm" svg:height="0.763cm" svg:x="8.7cm" svg:y="1.237cm">
          <draw:text-box>
            <text:p text:style-name="P10">boardWidth</text:p>
          </draw:text-box>
        </draw:frame>
        <draw:line draw:style-name="gr15" draw:text-style-name="P9" draw:layer="layout" svg:x1="6.5cm" svg:y1="19.5cm" svg:x2="6.5cm" svg:y2="5cm">
          <text:p/>
        </draw:line>
        <draw:frame draw:style-name="gr16" draw:text-style-name="P11" draw:layer="layout" svg:width="2.991cm" svg:height="0.763cm" draw:transform="rotate (1.5707963267949) translate (5.614cm 12.413cm)">
          <draw:text-box>
            <text:p text:style-name="P10">boardHeight</text:p>
          </draw:text-box>
        </draw:frame>
        <draw:line draw:style-name="gr17" draw:text-style-name="P9" draw:layer="layout" svg:x1="14cm" svg:y1="11.5cm" svg:x2="14cm" svg:y2="12.5cm">
          <text:p/>
        </draw:line>
        <draw:line draw:style-name="gr17" draw:text-style-name="P9" draw:layer="layout" svg:x1="14cm" svg:y1="11cm" svg:x2="14cm" svg:y2="10cm">
          <text:p/>
        </draw:line>
        <draw:frame draw:style-name="gr16" draw:text-style-name="P11" draw:layer="layout" svg:width="6.505cm" svg:height="0.763cm" draw:transform="rotate (1.5707963267949) translate (14.1cm 14.805cm)">
          <draw:text-box>
            <text:p text:style-name="P10">TUBE_VERTICAL_PADDING</text:p>
          </draw:text-box>
        </draw:frame>
        <draw:line draw:style-name="gr18" draw:text-style-name="P9" draw:layer="layout" svg:x1="17cm" svg:y1="2.5cm" svg:x2="17.5cm" svg:y2="2cm">
          <text:p/>
        </draw:line>
        <draw:line draw:style-name="gr18" draw:text-style-name="P9" draw:layer="layout" svg:x1="23.4cm" svg:y1="2.5cm" svg:x2="22.9cm" svg:y2="2cm">
          <text:p/>
        </draw:line>
        <draw:line draw:style-name="gr18" draw:text-style-name="P9" draw:layer="layout" svg:x1="17.5cm" svg:y1="2cm" svg:x2="22.9cm" svg:y2="2cm">
          <text:p/>
        </draw:line>
        <draw:frame draw:style-name="gr16" draw:text-style-name="P11" draw:layer="layout" svg:width="5.015cm" svg:height="0.763cm" svg:x="17.765cm" svg:y="1.237cm">
          <draw:text-box>
            <text:p text:style-name="P10">numberOfUpperTubes</text:p>
          </draw:text-box>
        </draw:frame>
        <draw:line draw:style-name="gr18" draw:text-style-name="P9" draw:layer="layout" svg:x1="6.8cm" svg:y1="2.8cm" svg:x2="7.2cm" svg:y2="3.2cm">
          <text:p/>
        </draw:line>
        <draw:line draw:style-name="gr18" draw:text-style-name="P9" draw:layer="layout" svg:x1="7.2cm" svg:y1="2.8cm" svg:x2="6.8cm" svg:y2="3.2cm">
          <text:p/>
        </draw:line>
        <draw:frame draw:style-name="gr16" draw:text-style-name="P11" draw:layer="layout" svg:width="3.592cm" svg:height="1.275cm" svg:x="7.801cm" svg:y="11.538cm">
          <draw:text-box>
            <text:p text:style-name="P10">lowerTubesTop</text:p>
            <text:p text:style-name="P10">lowerTubesLeft</text:p>
          </draw:text-box>
        </draw:frame>
        <draw:line draw:style-name="gr18" draw:text-style-name="P9" draw:layer="layout" svg:x1="7.9cm" svg:y1="11.3cm" svg:x2="8.3cm" svg:y2="11.7cm">
          <text:p/>
        </draw:line>
        <draw:line draw:style-name="gr18" draw:text-style-name="P9" draw:layer="layout" svg:x1="8.3cm" svg:y1="11.3cm" svg:x2="7.9cm" svg:y2="11.7cm">
          <text:p/>
        </draw:line>
        <draw:line draw:style-name="gr18" draw:text-style-name="P9" draw:layer="layout" svg:x1="16.8cm" svg:y1="2.8cm" svg:x2="17.2cm" svg:y2="3.2cm">
          <text:p/>
        </draw:line>
        <draw:line draw:style-name="gr18" draw:text-style-name="P9" draw:layer="layout" svg:x1="17.2cm" svg:y1="2.8cm" svg:x2="16.8cm" svg:y2="3.2cm">
          <text:p/>
        </draw:line>
        <draw:line draw:style-name="gr18" draw:text-style-name="P9" draw:layer="layout" svg:x1="16.8cm" svg:y1="11.3cm" svg:x2="17.2cm" svg:y2="11.7cm">
          <text:p/>
        </draw:line>
        <draw:line draw:style-name="gr18" draw:text-style-name="P9" draw:layer="layout" svg:x1="17.2cm" svg:y1="11.3cm" svg:x2="16.8cm" svg:y2="11.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20T19:09:10.656000000</meta:creation-date>
    <dc:date>2022-01-02T11:46:02.473000000</dc:date>
    <meta:editing-duration>PT57M38S</meta:editing-duration>
    <meta:editing-cycles>10</meta:editing-cycles>
    <meta:generator>LibreOffice/6.4.7.2$Windows_X86_64 LibreOffice_project/639b8ac485750d5696d7590a72ef1b496725cfb5</meta:generator>
    <meta:print-date>2021-12-21T10:52:21.003000000</meta:print-date>
    <meta:document-statistic meta:object-count="56"/>
  </office:meta>
</office:document-meta>
</file>